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Heading_20_1">
      <style:text-properties officeooo:rsid="000d0f22" officeooo:paragraph-rsid="000d0f22"/>
    </style:style>
    <style:style style:name="P2" style:family="paragraph" style:parent-style-name="Heading_20_1">
      <style:text-properties officeooo:rsid="000d0f22" officeooo:paragraph-rsid="000de84e"/>
    </style:style>
    <style:style style:name="P3" style:family="paragraph" style:parent-style-name="Heading_20_1">
      <style:text-properties officeooo:rsid="000d0f22" officeooo:paragraph-rsid="000f77e2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0bc792" officeooo:paragraph-rsid="000bc792"/>
    </style:style>
    <style:style style:name="P6" style:family="paragraph" style:parent-style-name="Preformatted_20_Text">
      <style:text-properties fo:font-variant="normal" fo:text-transform="none" fo:color="#333333" loext:opacity="100%" style:font-name="SFMono-Regular" fo:font-size="9pt" fo:letter-spacing="normal" fo:font-style="normal" fo:font-weight="normal" officeooo:rsid="000bc792" officeooo:paragraph-rsid="000bc792" fo:background-color="#eeffcc" loext:padding="0in" loext:border="none"/>
    </style:style>
    <style:style style:name="P7" style:family="paragraph" style:parent-style-name="Preformatted_20_Text">
      <style:paragraph-properties fo:margin-left="0in" fo:margin-right="0.3937in" fo:text-indent="0in" style:auto-text-indent="false"/>
      <style:text-properties fo:color="#333333" loext:opacity="100%" style:font-name="SFMono-Regular" fo:font-size="9pt" fo:background-color="#eeffcc" loext:padding="0in" loext:border="none"/>
    </style:style>
    <style:style style:name="P8" style:family="paragraph" style:parent-style-name="Standard">
      <style:text-properties officeooo:rsid="000bc792" officeooo:paragraph-rsid="000bc792"/>
    </style:style>
    <style:style style:name="P9" style:family="paragraph" style:parent-style-name="Standard" style:list-style-name="L1">
      <style:text-properties officeooo:rsid="000bc792" officeooo:paragraph-rsid="000bc792"/>
    </style:style>
    <style:style style:name="P10" style:family="paragraph" style:parent-style-name="Text_20_body">
      <style:text-properties officeooo:rsid="000bc792" officeooo:paragraph-rsid="000bc792"/>
    </style:style>
    <style:style style:name="P11" style:family="paragraph" style:parent-style-name="Text_20_body" style:list-style-name="L2">
      <style:text-properties officeooo:rsid="000bc792" officeooo:paragraph-rsid="000bc792"/>
    </style:style>
    <style:style style:name="P12" style:family="paragraph" style:parent-style-name="Text_20_body">
      <style:paragraph-properties fo:margin-left="0in" fo:margin-right="0.3937in" fo:text-indent="0in" style:auto-text-indent="false"/>
    </style:style>
    <style:style style:name="P13" style:family="paragraph" style:parent-style-name="Text_20_body" style:list-style-name="L3">
      <style:text-properties officeooo:rsid="000d0f22" officeooo:paragraph-rsid="000d0f22"/>
    </style:style>
    <style:style style:name="P14" style:family="paragraph" style:parent-style-name="Text_20_body" style:list-style-name="L3">
      <style:text-properties officeooo:paragraph-rsid="000de84e"/>
    </style:style>
    <style:style style:name="P15" style:family="paragraph" style:parent-style-name="Text_20_body" style:list-style-name="L3">
      <style:text-properties officeooo:rsid="000de84e" officeooo:paragraph-rsid="000de84e"/>
    </style:style>
    <style:style style:name="P16" style:family="paragraph" style:parent-style-name="Text_20_body">
      <style:text-properties officeooo:rsid="000de84e" officeooo:paragraph-rsid="000de84e"/>
    </style:style>
    <style:style style:name="P17" style:family="paragraph" style:parent-style-name="Text_20_body" style:list-style-name="L4">
      <style:text-properties officeooo:rsid="000de84e" officeooo:paragraph-rsid="000de84e"/>
    </style:style>
    <style:style style:name="P18" style:family="paragraph" style:parent-style-name="Text_20_body" style:list-style-name="L4">
      <style:text-properties officeooo:paragraph-rsid="000f77e2"/>
    </style:style>
    <style:style style:name="P19" style:family="paragraph" style:parent-style-name="Text_20_body" style:list-style-name="L4">
      <style:text-properties officeooo:rsid="000f77e2" officeooo:paragraph-rsid="000f77e2"/>
    </style:style>
    <style:style style:name="P20" style:family="paragraph" style:parent-style-name="Text_20_body">
      <style:text-properties officeooo:rsid="000f77e2" officeooo:paragraph-rsid="000f77e2"/>
    </style:style>
    <style:style style:name="P21" style:family="paragraph" style:parent-style-name="Title">
      <style:text-properties officeooo:paragraph-rsid="000bc792"/>
    </style:style>
    <style:style style:name="T1" style:family="text">
      <style:text-properties officeooo:rsid="000bc792"/>
    </style:style>
    <style:style style:name="T2" style:family="text">
      <style:text-properties fo:color="#007020" loext:opacity="100%"/>
    </style:style>
    <style:style style:name="T3" style:family="text"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T4" style:family="text">
      <style:text-properties officeooo:rsid="000de84e"/>
    </style:style>
    <style:style style:name="T5" style:family="text">
      <style:text-properties officeooo:rsid="000f77e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OS Notes</text:p>
      <text:p text:style-name="P8">ROS uses workspaces using the shell environment</text:p>
      <text:list xml:id="list1591364288" text:style-name="L1">
        <text:list-item>
          <text:p text:style-name="P9">Workspace is a ROS term for the location on the system where you’re developing with ROS 2</text:p>
        </text:list-item>
        <text:list-item>
          <text:p text:style-name="P9">Core of ROS 2 is a workspace called the underlay. Subsequent workspaces are called overlays.</text:p>
        </text:list-item>
        <text:list-item>
          <text:p text:style-name="P9">You’ll usually have several workspaces running concurrently. </text:p>
        </text:list-item>
      </text:list>
      <text:p text:style-name="P8"/>
      <text:h text:style-name="P4" text:outline-level="1">CLI Tools</text:h>
      <text:h text:style-name="Heading_20_2" text:outline-level="2">Configuring Environment</text:h>
      <text:p text:style-name="P8">Needed every time you run ROS2 commands: </text:p>
      <text:p text:style-name="P5"><text:bookmark text:name="codecell0"/><text:span text:style-name="T2">source</text:span> /opt/ros/humble/setup.bash</text:p>
      <text:p text:style-name="P8"/>
      <text:p text:style-name="P8">If you don’t want to source the setup file every time you open a new shell, do this: </text:p>
      <text:p text:style-name="P6"><text:bookmark text:name="codecell3"/>echo "source /opt/ros/humble/setup.bash" &gt;&gt; ~/.bashrc</text:p>
      <text:p text:style-name="P12"/>
      <text:p text:style-name="P12"><text:line-break/><text:span text:style-name="T1">Checking environment variables</text:span></text:p>
      <text:p text:style-name="P7"><text:bookmark text:name="codecell7"/>printenv | grep -i ROS</text:p>
      <text:p text:style-name="Standard"><text:line-break/><text:span text:style-name="T1">ROS domain_id</text:span></text:p>
      <text:p text:style-name="P12"/>
      <text:h text:style-name="Heading_20_2" text:outline-level="2">Using Turtlesim and RQT</text:h>
      <text:list xml:id="list940890236" text:style-name="L2">
        <text:list-item>
          <text:p text:style-name="P11">Turtlesim is a basic simulator within ROS</text:p>
        </text:list-item>
        <text:list-item>
          <text:p text:style-name="P11">RQT is a GUI tool within ROS 2</text:p>
        </text:list-item>
      </text:list>
      <text:p text:style-name="P10"/>
      <text:h text:style-name="P1" text:outline-level="1">Understanding Nodes</text:h>
      <text:list xml:id="list3256301973" text:style-name="L3">
        <text:list-item>
          <text:p text:style-name="P13">ROS 2 graph is a network of ROS elements processing data together at one time. Encompasses all executables and connections between them if you were to map them all out and visualize them.</text:p>
        </text:list-item>
        <text:list-item>
          <text:p text:style-name="P13">Node</text:p>
          <text:list>
            <text:list-item>
              <text:p text:style-name="P13">Each node should be responsible for a single modular purpose.</text:p>
            </text:list-item>
          </text:list>
        </text:list-item>
        <text:list-item>
          <text:p text:style-name="P13">Tasks</text:p>
          <text:list>
            <text:list-item>
              <text:p text:style-name="P13">ros2 run <text:s/>&lt;package_name&gt; &lt;executable_name&gt; = launches an executable from a package</text:p>
            </text:list-item>
            <text:list-item>
              <text:p text:style-name="P13"><text:soft-page-break/>ros2 node list = shows you the names of all running nodes</text:p>
              <text:list>
                <text:list-item>
                  <text:p text:style-name="P13">VERY useful when you want to interact with a node or when you have a system running many nodes.</text:p>
                </text:list-item>
              </text:list>
            </text:list-item>
          </text:list>
        </text:list-item>
        <text:list-item>
          <text:p text:style-name="P15">Remapping</text:p>
          <text:list>
            <text:list-item>
              <text:p text:style-name="P15">Allows you to reassign default node properties (node name, topic name, service names)</text:p>
            </text:list-item>
          </text:list>
        </text:list-item>
        <text:list-item>
          <text:p text:style-name="P14"><text:span text:style-name="T4">Node Info</text:span></text:p>
          <text:list>
            <text:list-item>
              <text:p text:style-name="P15">ros2 node info &lt;node_name&gt; = access more info about listed node</text:p>
              <text:list>
                <text:list-item>
                  <text:p text:style-name="P15">Subscribers, publishers, services, actions (ROS graph connections)</text:p>
                </text:list-item>
              </text:list>
            </text:list-item>
          </text:list>
        </text:list-item>
      </text:list>
      <text:p text:style-name="P16"/>
      <text:h text:style-name="P2" text:outline-level="1">Understanding <text:span text:style-name="T4">Topics</text:span></text:h>
      <text:list xml:id="list222881290" text:style-name="L4">
        <text:list-item>
          <text:p text:style-name="P17">Complex systems are broken down into many modular nodes</text:p>
        </text:list-item>
        <text:list-item>
          <text:p text:style-name="P17">Topics are a vital element of the ROS graph that act a as a bus for nodes to exchange messages</text:p>
          <text:list>
            <text:list-item>
              <text:p text:style-name="P17">Node may publish data to any number of topics and simultaneously have subscriptions to any number of topics. </text:p>
            </text:list-item>
          </text:list>
        </text:list-item>
        <text:list-item>
          <text:p text:style-name="P17">rqt_graph = shows a graph of all nodes/topics (active and inactive)</text:p>
          <text:list>
            <text:list-item>
              <text:p text:style-name="P17">REALLY useful when trying to see which nodes are communicating through what topic.</text:p>
            </text:list-item>
          </text:list>
        </text:list-item>
        <text:list-item>
          <text:p text:style-name="P17">Ros2 topic list = returns a list of all topics currently active in the system</text:p>
          <text:list>
            <text:list-item>
              <text:p text:style-name="P17">add “-t” to the end, and it will return the same list of topics, with topic type appended in brackets.</text:p>
            </text:list-item>
          </text:list>
        </text:list-item>
        <text:list-item>
          <text:p text:style-name="P17">Ros2 topic echo &lt;topic_name&gt; = <text:span text:style-name="T5">outputs</text:span> data directly to the terminal.</text:p>
        </text:list-item>
        <text:list-item>
          <text:p text:style-name="P17">Ros2 topic info &lt;topic_name&gt; = returns how many publishers and subscribers are in this thing. </text:p>
        </text:list-item>
        <text:list-item>
          <text:p text:style-name="P19">Ros2 interface show &lt;msg type&gt; = outputs data to terminal</text:p>
          <text:list>
            <text:list-item>
              <text:p text:style-name="P19">Useful to know the type (get from ros2 topic list -t)</text:p>
            </text:list-item>
          </text:list>
        </text:list-item>
        <text:list-item>
          <text:p text:style-name="P18"><text:span text:style-name="T5">ros2 topic pub &lt;topic_name&gt; &lt;msg_type&gt; ‘&lt;args&gt;’</text:span></text:p>
          <text:list>
            <text:list-item>
              <text:p text:style-name="P19">the ‘&lt;args&gt;’ argument is the actual data you’ll pass to the topic. </text:p>
              <text:list>
                <text:list-item>
                  <text:p text:style-name="P19">Important to note that this data needs to be input in YAML syntax</text:p>
                </text:list-item>
                <text:list-item>
                  <text:p text:style-name="P19">Example: ros2 topic pub --once /turtle1/cmd_vel geometry_msgs/msg/Twist "{linear: {x: 2.0, y: 0.0, z: 0.0}, angular: {x: 0.0, y: 0.0, z: 1.8}}"</text:p>
                  <text:list>
                    <text:list-item>
                      <text:p text:style-name="P19">--once is an optional argument that means “publishone message then exit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ros2 topic hz &lt;topic_name&gt;U+0020= you can view the rate at which data is published using </text:p>
        </text:list-item>
      </text:list>
      <text:p text:style-name="P20"><text:soft-page-break/></text:p>
      <text:h text:style-name="P3" text:outline-level="1">Understanding <text:span text:style-name="T5">Services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22:05:07.039034785</meta:creation-date>
    <dc:date>2022-08-07T22:44:18.797073715</dc:date>
    <meta:editing-duration>PT6M1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3" meta:paragraph-count="49" meta:word-count="507" meta:character-count="2863" meta:non-whitespace-character-count="2431"/>
  </office:meta>
</office:document-meta>
</file>